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686" officeooo:paragraph-rsid="00074686"/>
    </style:style>
    <style:style style:name="P2" style:family="paragraph" style:parent-style-name="Standard">
      <style:text-properties officeooo:rsid="006551fb" officeooo:paragraph-rsid="000a7f0e"/>
    </style:style>
    <style:style style:name="P3" style:family="paragraph" style:parent-style-name="Standard">
      <style:paragraph-properties fo:text-align="start" style:justify-single-word="false"/>
      <style:text-properties officeooo:rsid="006551fb" officeooo:paragraph-rsid="000f70bd"/>
    </style:style>
    <style:style style:name="P4" style:family="paragraph" style:parent-style-name="Standard">
      <style:text-properties officeooo:rsid="006551fb" officeooo:paragraph-rsid="000f70bd"/>
    </style:style>
    <style:style style:name="P5" style:family="paragraph" style:parent-style-name="Standard">
      <style:paragraph-properties fo:text-align="start" style:justify-single-word="false"/>
      <style:text-properties officeooo:rsid="0225920d" officeooo:paragraph-rsid="000f70bd"/>
    </style:style>
    <style:style style:name="P6" style:family="paragraph" style:parent-style-name="Standard">
      <style:paragraph-properties fo:text-align="start" style:justify-single-word="false"/>
      <style:text-properties officeooo:rsid="02261565" officeooo:paragraph-rsid="000f70bd"/>
    </style:style>
    <style:style style:name="P7" style:family="paragraph" style:parent-style-name="Standard">
      <style:text-properties officeooo:rsid="00074686" officeooo:paragraph-rsid="00074686"/>
    </style:style>
    <style:style style:name="P8" style:family="paragraph" style:parent-style-name="Standard">
      <style:text-properties officeooo:rsid="00074686" officeooo:paragraph-rsid="00136df1"/>
    </style:style>
    <style:style style:name="P9" style:family="paragraph" style:parent-style-name="Standard">
      <style:text-properties officeooo:rsid="00074686" officeooo:paragraph-rsid="00155783"/>
    </style:style>
    <style:style style:name="P10" style:family="paragraph" style:parent-style-name="Standard">
      <style:text-properties officeooo:rsid="006551fb" officeooo:paragraph-rsid="0011a6e1"/>
    </style:style>
    <style:style style:name="P11" style:family="paragraph" style:parent-style-name="Standard">
      <style:text-properties officeooo:rsid="006551fb" officeooo:paragraph-rsid="0015cfa0"/>
    </style:style>
    <style:style style:name="P12" style:family="paragraph" style:parent-style-name="Standard">
      <style:text-properties officeooo:rsid="00ebc834" officeooo:paragraph-rsid="00176ab6"/>
    </style:style>
    <style:style style:name="P13" style:family="paragraph" style:parent-style-name="Standard">
      <style:text-properties officeooo:rsid="00176ab6" officeooo:paragraph-rsid="00176ab6"/>
    </style:style>
    <style:style style:name="P14" style:family="paragraph" style:parent-style-name="Standard">
      <style:paragraph-properties fo:text-align="start" style:justify-single-word="false"/>
      <style:text-properties officeooo:rsid="00176ab6" officeooo:paragraph-rsid="00176ab6"/>
    </style:style>
    <style:style style:name="P15" style:family="paragraph" style:parent-style-name="Standard">
      <style:paragraph-properties fo:text-align="start" style:justify-single-word="false"/>
      <style:text-properties officeooo:rsid="00176ab6" officeooo:paragraph-rsid="001a0b9a"/>
    </style:style>
    <style:style style:name="P16" style:family="paragraph" style:parent-style-name="Standard">
      <style:paragraph-properties fo:text-align="start" style:justify-single-word="false"/>
      <style:text-properties officeooo:rsid="00f3e55a" officeooo:paragraph-rsid="00176ab6"/>
    </style:style>
    <style:style style:name="P17" style:family="paragraph" style:parent-style-name="Standard">
      <style:paragraph-properties fo:text-align="start" style:justify-single-word="false"/>
      <style:text-properties officeooo:rsid="00f3e55a" officeooo:paragraph-rsid="0018bf62"/>
    </style:style>
    <style:style style:name="P18" style:family="paragraph" style:parent-style-name="Standard">
      <style:paragraph-properties fo:text-align="start" style:justify-single-word="false"/>
      <style:text-properties officeooo:rsid="00fc1ec0" officeooo:paragraph-rsid="0018bf62"/>
    </style:style>
    <style:style style:name="P19" style:family="paragraph" style:parent-style-name="Standard">
      <style:paragraph-properties fo:text-align="start" style:justify-single-word="false"/>
      <style:text-properties officeooo:rsid="00fc1ec0" officeooo:paragraph-rsid="001a0b9a"/>
    </style:style>
    <style:style style:name="P20" style:family="paragraph" style:parent-style-name="Standard">
      <style:paragraph-properties fo:text-align="start" style:justify-single-word="false"/>
      <style:text-properties officeooo:rsid="01102e21" officeooo:paragraph-rsid="001a0b9a"/>
    </style:style>
    <style:style style:name="P21" style:family="paragraph" style:parent-style-name="Standard">
      <style:paragraph-properties fo:text-align="start" style:justify-single-word="false"/>
      <style:text-properties officeooo:rsid="0116f48d" officeooo:paragraph-rsid="001be24e"/>
    </style:style>
    <style:style style:name="T1" style:family="text">
      <style:text-properties officeooo:rsid="013faf48"/>
    </style:style>
    <style:style style:name="T2" style:family="text">
      <style:text-properties officeooo:rsid="006551fb"/>
    </style:style>
    <style:style style:name="T3" style:family="text">
      <style:text-properties officeooo:rsid="00cae76a"/>
    </style:style>
    <style:style style:name="T4" style:family="text">
      <style:text-properties officeooo:rsid="00cf50e6"/>
    </style:style>
    <style:style style:name="T5" style:family="text">
      <style:text-properties officeooo:rsid="009e8567"/>
    </style:style>
    <style:style style:name="T6" style:family="text">
      <style:text-properties officeooo:rsid="00a02407"/>
    </style:style>
    <style:style style:name="T7" style:family="text">
      <style:text-properties officeooo:rsid="00176ab6"/>
    </style:style>
    <style:style style:name="T8" style:family="text">
      <style:text-properties officeooo:rsid="0246ee4c"/>
    </style:style>
    <style:style style:name="T9" style:family="text">
      <style:text-properties officeooo:rsid="0018bf62"/>
    </style:style>
    <style:style style:name="T10" style:family="text">
      <style:text-properties officeooo:rsid="0126aa48"/>
    </style:style>
    <style:style style:name="T11" style:family="text">
      <style:text-properties officeooo:rsid="00198992"/>
    </style:style>
    <style:style style:name="T12" style:family="text">
      <style:text-properties officeooo:rsid="00fe73c8"/>
    </style:style>
    <style:style style:name="T13" style:family="text">
      <style:text-properties officeooo:rsid="001a0b9a"/>
    </style:style>
    <style:style style:name="T14" style:family="text">
      <style:text-properties officeooo:rsid="0117c726"/>
    </style:style>
    <style:style style:name="T15" style:family="text">
      <style:text-properties officeooo:rsid="01d5c2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１　背景と目的 (1200자)</text:p>
      <text:p text:style-name="P1">(배경: 비디오가 주목받고 있지만 연구가 부족하다)</text:p>
      <text:p text:style-name="P8">近年，科学研究の社会的インパクトが重要視されるようになり，ウェブ上における非定型的な科学コミュニケーションが拡大する中，学術動画の公開の取り組みが増大している．複数の著名学術誌では出版した論文の概要動画の投稿を推奨しており，動画を中心とする学術大会が増えている．一方，ユーチューブ上における学術文献に関連した新規動画数は毎年増えてきたと推定され，<text:span text:style-name="T2">学術関係者にとって動画公開は研究資源の本格的な投資対象に考慮されつつあると考えられる．</text:span></text:p>
      <text:p text:style-name="P1"/>
      <text:p text:style-name="P9">オンライン学術動画に関する研究は萌芽的段階に位置しており，関連研究が非常に不足している中，<text:span text:style-name="T3">Thelwallら\cite{51}は589人の科学者及び学術関係者のツイートが言及する4282本のユーチューブ動画の一部に対し，動画の目的，フォーマット，並びに関連分野を定性的に分類しており，</text:span><text:span text:style-name="T4">人気の高い動画は主に加工された一般人向けの動画であるが，ほとんどの学術動画に対して視聴者が非常に少ないことから，ビュー数の確保のみを目的とする動画制作は合理的でないと述べている．</text:span></text:p>
      <text:p text:style-name="P1"/>
      <text:p text:style-name="P11">他方，<text:span text:style-name="T6">Sugimoto</text:span>ら<text:span text:style-name="T5">\cite{38}は</text:span>TEDトーク動画の学術文献での被引用数は動画のビュー数と相関を見せておらず，TEDトークのインパクトは学界より大衆の領域で大きいと述べている．また彼<text:span text:style-name="T6">らはTEDトークの77\%以上の発表者が平均値以上の被引用数を受けていたが，発表者の74\%は世界最上位200所の大学の研究機関に所属しており，TEDトークと関係なく影響力の大きい学者であることを指摘している\cite{39}．</text:span></text:p>
      <text:p text:style-name="P1"/>
      <text:p text:style-name="P10">学術動画が研究の価値に及ぼす効果についての知見が不足する中，動画の研究価値への影響の有効性が認められれば，動画制作への投資判断における理論的根拠の提供が可能となる．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して動画の分類が可能となれば，効果的なコミュニケーションのための動画の提案を具体化できると考えられる．</text:p>
      <text:p text:style-name="P1"/>
      <text:p text:style-name="P1">(목적: 비디오가 논문 ...유효성, 효과적인 비디오 방식 특정)</text:p>
      <text:p text:style-name="P2">そこで，本研究では論文言及ユーチューブ動画が論文の被引用数及びオルトメトリクスに及ぼす影響の有効性を検証し，効果的な動画方式を特定する手法を提案する．具体的には，特定の研究分野及び出版期間における論文データ及び同論文を言及するユーチューブ動画データを用いて，動画保有論文群と同等な質を担保する動画未保有論文群を選定し，両論文群の被引用数及び<text:span text:style-name="T1">AAS*分布に統計的仮説検定を行い，母集団の有意差を検証する．</text:span>次に，動画の「論文言及目的」の分類法に沿って分割された動画群が言及する各論文群の同上指標の分布を比較し，効果的な動画方式を特定する．最後に，論文のユーチューブ上での人気度が被引用数より早期に飽和することを検証した上，同人気度と被引用数間の回帰分析から，将来の被引用数の予測が有効な動画方式を推定する．</text:p>
      <text:p text:style-name="P1"/>
      <text:p text:style-name="P1">(효과)</text:p>
      <text:p text:style-name="P6">本手法は研究分野及びトピックにおいてオンライン学術動画が研究に与える影響を定量的に検証し，効果的な動画方式を把握することを可能にする．研究組織は本手法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p>
      <text:p text:style-name="P5"/>
      <text:p text:style-name="P5">本研究の目的は以下に要約される．</text:p>
      <text:p text:style-name="P4"><text:s text:c="4"/>• 論文言及ユーチューブ動画が，論文の被引用数及びオルトメトリクスに与える影響の有効性を検証する．</text:p>
      <text:p text:style-name="P4"><text:soft-page-break/><text:s text:c="4"/>• 動画の論文言及目的による被引用数及びオルトメトリクスへの影響度の相違を評価し，効果的な動画方式を特定する．</text:p>
      <text:p text:style-name="P3"><text:s text:c="4"/>• 出版初期の論文について，ユーチューブ上での人気度を用いて将来の被引用数の予測が有効な動画方式を推定する．</text:p>
      <text:p text:style-name="P1"/>
      <text:p text:style-name="P1">２　提案手法</text:p>
      <text:p text:style-name="P12">本研究における提案手法について，概要を図\ref{<text:span text:style-name="T7">fig</text:span><text:span text:style-name="T11">2</text:span><text:span text:style-name="T7">-1</text:span>}に示す．</text:p>
      <text:p text:style-name="P13"/>
      <text:p text:style-name="P13">（2.1　データセット）</text:p>
      <text:p text:style-name="P13">2.2　動画の有効性検証</text:p>
      <text:p text:style-name="P16">論文・動画データセット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8">t検定により有効性を判断する</text:span>．</text:p>
      <text:p text:style-name="P14"/>
      <text:p text:style-name="P14">2.2.1　均質化手法</text:p>
      <text:p text:style-name="P17">動画が論文の被引用数及びAASに与える影響の有効性を検証するにあたり，被引用数及びAASに影響する動画保有以外の変数を可能な限り均質化する必要がある．表<text:span text:style-name="T9">\ref{tbl2-1}に示した均質化条件に従い，</text:span>論文のメタ情報に設けた複数の条件を全て満たす動画付き論文と動画無し論文をマッチングさせることで，比較する論文群の均質化を図ることにする．</text:p>
      <text:p text:style-name="P14"/>
      <text:p text:style-name="P14">2.2.2　被引用数・AAS分布に対する検定</text:p>
      <text:p text:style-name="P18">確定された動画付き論文群と動画無し論文群に対して対照実験を行い，言及動画の有効性を検証する．具体的には，まず両論文群の被引用数及びAASの対数分布に対してD'Agostino's <text:span text:style-name="T9">$</text:span>K<text:span text:style-name="T9">^{</text:span>2<text:span text:style-name="T9">}$</text:span> test による正規性を検定した上で，<text:span text:style-name="T10">両分布に対してStudent’s t-test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span></text:p>
      <text:p text:style-name="P13"/>
      <text:p text:style-name="P13">2.3　動画分類による影響度比較</text:p>
      <text:p text:style-name="P19">動画の論文言及目的による被引用数及びAASへの影響度の違いを比較し，より効果的な動画方式を特定する．</text:p>
      <text:p text:style-name="P13"/>
      <text:p text:style-name="P13">2.3.1　論文言及目的の分類</text:p>
      <text:p text:style-name="P19"><text:span text:style-name="T12">論文言及動画が視聴者に対してどのような効果を求めて論文を言及しているかを，動画内容及び動画のメタデータから判断してラベルを付与することを，本研究における動画の論文言及目的の分類と定義する．表\ref{</text:span><text:span text:style-name="T13">tbl2-</text:span><text:span text:style-name="T12">2}に示した</text:span>論文言及目的の分類法をに基づき，動画の論文言及目的の分類を行う<text:span text:style-name="T12">．</text:span></text:p>
      <text:p text:style-name="P13"/>
      <text:p text:style-name="P13">2.3.<text:span text:style-name="T13">2</text:span>　影響度比較</text:p>
      <text:p text:style-name="P20">上述したラベルによって分割された各動画群において，動画が言及する論文群を作成する．次に，各論文群における被引用数・AASの分布に対して，平均値及び中央値を比較することで，どのような動画方式において被引用数・AASの上昇により貢献する傾向が見られるかを特定する．</text:p>
      <text:p text:style-name="P20"/>
      <text:p text:style-name="P20">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text:soft-page-break/>ある．従って，本手法の動画方式による論文指標分布の比較において，複数の論文群に含まれる論文に対して，加工されていない同一の被引用数及びAASを与えることにする．</text:p>
      <text:p text:style-name="P15"/>
      <text:p text:style-name="P13">2.4　人気度を用いた被引用数予測</text:p>
      <text:p text:style-name="P13"/>
      <text:p text:style-name="P21">多くの高被引用数の論文に対して，オルトメトリクスが被引用数より成長が速く，早期において飽和することが報告されている<text:span text:style-name="T14">\cite{43,52}</text:span>．オルトメトリクスがSNS上での活動を即時的に捉えて変動する点と，ユーチューブも典型的なSNSの諸性質を有する点を鑑みると，論文言及動画に高い人気度が与えられれば，言及された出版初期の上質の論文に対して，将来高い引用率が期待できると考えられる．本研究では，特定の研究分野における著名な出版ソースからの学術文献と同文献を言及するユーチューブ動画について，ユーチューブ人気度が被引用数より早期に飽和することを検証した上で，出版初期の論文に対して同人気度を用いて将来の被引用数の予測可能性を評価する．</text:p>
      <text:p text:style-name="P13"/>
      <text:p text:style-name="P13">2.4.1　人気度飽和検定</text:p>
      <text:p text:style-name="P13">2.4.2　回帰分析による予測有効性評価</text:p>
      <text:p text:style-name="P13"/>
      <text:p text:style-name="P1"/>
      <text:p text:style-name="P1"/>
      <text:p text:style-name="P1">３　実験結果</text:p>
      <text:p text:style-name="P1"/>
      <text:p text:style-name="P1">４　考察</text:p>
      <text:p text:style-name="P1"/>
      <text:p text:style-name="P1">５　結論</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13:33:06.232155960</meta:creation-date>
    <meta:generator>LibreOffice/6.4.6.2$Linux_X86_64 LibreOffice_project/40$Build-2</meta:generator>
    <dc:date>2021-01-16T08:37:30.926016335</dc:date>
    <meta:editing-duration>PT1H1M50S</meta:editing-duration>
    <meta:editing-cycles>3</meta:editing-cycles>
    <meta:document-statistic meta:table-count="0" meta:image-count="0" meta:object-count="0" meta:page-count="3" meta:paragraph-count="37" meta:word-count="3280" meta:character-count="3536" meta:non-whitespace-character-count="3489"/>
  </office:meta>
</office:document-meta>
</file>